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AF000000FEBD269831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187000000F07F9CB5FB.eps" manifest:media-type=""/>
  <manifest:file-entry manifest:full-path="Pictures/20000001000006670000012D9DC70508.svm" manifest:media-type=""/>
  <manifest:file-entry manifest:full-path="Pictures/200000010000017D00000142CF7A6707.svm" manifest:media-type=""/>
  <manifest:file-entry manifest:full-path="Pictures/2000000100000287000000F61DFF7E19.svm" manifest:media-type=""/>
  <manifest:file-entry manifest:full-path="Pictures/2000000100000327000000FE46FEED76.svm" manifest:media-type=""/>
  <manifest:file-entry manifest:full-path="Pictures/200000010000018500000142AEA8807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DD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10}{\mega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cm" svg:height="2.793cm" svg:x="4.207cm" svg:y="0.682cm">
          <draw:image xlink:href="Pictures/2000000200000187000000F07F9CB5FB.eps" xlink:type="simple" xlink:show="embed" xlink:actuate="onLoad">
            <text:p/>
          </draw:image>
        </draw:frame>
        <draw:frame draw:style-name="gr2" draw:text-style-name="P2" draw:layer="layout" svg:width="0.937cm" svg:height="0.911cm" svg:x="10.394cm" svg:y="2.51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136cm" svg:y="2.51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1.966cm" svg:height="0.36cm" svg:x="8.189cm" svg:y="0.33cm">
          <draw:image xlink:href="Pictures/20000001000006670000012D9DC70508.svm" xlink:type="simple" xlink:show="embed" xlink:actuate="onLoad">
            <text:p/>
          </draw:image>
        </draw:frame>
        <draw:frame draw:style-name="gr4" draw:text-style-name="P1" draw:layer="layout" svg:width="0.967cm" svg:height="0.304cm" svg:x="8.804cm" svg:y="1.16cm">
          <draw:image xlink:href="Pictures/2000000100000327000000FE46FEED76.svm" xlink:type="simple" xlink:show="embed" xlink:actuate="onLoad">
            <text:p/>
          </draw:image>
        </draw:frame>
        <draw:frame draw:style-name="gr5" draw:text-style-name="P1" draw:layer="layout" svg:width="0.775cm" svg:height="0.294cm" svg:x="8.804cm" svg:y="2.629cm">
          <draw:image xlink:href="Pictures/2000000100000287000000F61DFF7E19.svm" xlink:type="simple" xlink:show="embed" xlink:actuate="onLoad">
            <text:p/>
          </draw:image>
        </draw:frame>
        <draw:frame draw:style-name="gr6" draw:text-style-name="P1" draw:layer="layout" svg:width="1.13cm" svg:height="0.304cm" svg:x="6.533cm" svg:y="2.427cm">
          <draw:image xlink:href="Pictures/20000001000003AF000000FEBD269831.svm" xlink:type="simple" xlink:show="embed" xlink:actuate="onLoad">
            <text:p/>
          </draw:image>
        </draw:frame>
        <draw:frame draw:style-name="gr3" draw:text-style-name="P1" draw:layer="layout" svg:width="1.966cm" svg:height="0.36cm" svg:x="4.604cm" svg:y="0.675cm">
          <draw:image xlink:href="Pictures/20000001000006670000012D9DC70508.svm" xlink:type="simple" xlink:show="embed" xlink:actuate="onLoad">
            <text:p/>
          </draw:image>
        </draw:frame>
        <draw:frame draw:style-name="gr7" draw:text-style-name="P1" draw:layer="layout" svg:width="0.446cm" svg:height="0.355cm" svg:x="3.757cm" svg:y="1.555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5.916cm" svg:y="1.55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56cm" svg:height="0.385cm" svg:x="3.776cm" svg:y="2.683cm">
          <draw:image xlink:href="Pictures/200000010000017D00000142CF7A6707.svm" xlink:type="simple" xlink:show="embed" xlink:actuate="onLoad">
            <text:p/>
          </draw:image>
        </draw:frame>
        <draw:frame draw:style-name="gr10" draw:text-style-name="P1" draw:layer="layout" svg:width="0.466cm" svg:height="0.385cm" svg:x="5.865cm" svg:y="2.683cm">
          <draw:image xlink:href="Pictures/200000010000018500000142AEA8807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6T10:16:24</dc:date>
    <dc:creator>kkk </dc:creator>
    <meta:editing-duration>PT12M19S</meta:editing-duration>
    <meta:editing-cycles>4</meta:editing-cycles>
    <meta:generator>LibreOffice/3.3$Linux LibreOffice_project/330m19$Build-401</meta:generator>
    <meta:document-statistic meta:object-count="12"/>
  </office:meta>
</office:document-meta>
</file>